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Times New Roman" svg:font-family="'Times New Roman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1f7" officeooo:paragraph-rsid="0016f1f7"/>
    </style:style>
    <style:style style:name="P2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2c40" officeooo:paragraph-rsid="0016f1f7" style:text-blinking="false" fo:background-color="transparent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142c40" officeooo:paragraph-rsid="0016f1f7" style:text-blinking="false" fo:background-color="transparent" style:font-size-asian="11pt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05f90" officeooo:paragraph-rsid="0016f1f7" style:text-blinking="false" fo:background-color="transparent" style:font-size-asian="11pt" style:font-weight-asian="normal" style:font-size-complex="11pt" style:font-weight-complex="normal" loext:padding="0in" loext:border="none"/>
    </style:style>
    <style:style style:name="P5" style:family="paragraph" style:parent-style-name="Standard">
      <style:paragraph-properties fo:line-height="115%"/>
      <style:text-properties fo:font-variant="normal" fo:text-transform="none" fo:color="#000000" style:text-line-through-style="none" style:text-line-through-type="none" style:font-name="times new roman" fo:font-size="11pt" style:text-underline-style="none" fo:font-weight="bold" officeooo:rsid="002213cd" officeooo:paragraph-rsid="0016f1f7" style:text-blinking="false" fo:background-color="transparent" style:font-size-asian="11pt" style:font-weight-asian="bold" style:font-size-complex="11pt" style:font-weight-complex="bold" loext:padding="0in" loext:border="none"/>
    </style:style>
    <style:style style:name="P6" style:family="paragraph" style:parent-style-name="Standard">
      <style:paragraph-properties fo:line-height="115%"/>
      <style:text-properties style:font-name="times new roman" fo:font-size="11pt" officeooo:rsid="0016f1f7" officeooo:paragraph-rsid="0016f1f7" fo:background-color="transparent" style:font-size-asian="11pt" style:font-size-complex="11pt"/>
    </style:style>
    <style:style style:name="P7" style:family="paragraph" style:parent-style-name="Standard">
      <style:paragraph-properties fo:line-height="115%"/>
      <style:text-properties style:font-name="times new roman" fo:font-size="11pt" fo:font-weight="bold" officeooo:rsid="0016f1f7" officeooo:paragraph-rsid="0016f1f7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imes new roman" fo:font-size="11pt" fo:font-weight="bold" officeooo:rsid="000c91cc" officeooo:paragraph-rsid="0016f1f7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000000" style:font-name="Times New Roman1" fo:font-weight="bold" officeooo:rsid="0016f1f7" officeooo:paragraph-rsid="0016f1f7" fo:background-color="#ffff00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142c40" officeooo:paragraph-rsid="0016f1f7" style:text-blinking="false" fo:background-color="transparent" style:font-name-asian="Courier" style:font-size-asian="11pt" style:font-weight-asian="bold" style:font-name-complex="Courier" style:font-size-complex="11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officeooo:rsid="0016f1f7" officeooo:paragraph-rsid="001b18a9" fo:background-color="transparent" style:font-name-asian="Courier" style:font-size-asian="12pt" style:font-weight-asian="bold" style:font-name-complex="Courier" style:font-size-complex="12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officeooo:rsid="00197843" officeooo:paragraph-rsid="00197843" fo:background-color="transparent" style:font-name-asian="Courier" style:font-size-asian="12pt" style:font-weight-asian="bold" style:font-name-complex="Courier" style:font-size-complex="12pt" style:font-weight-complex="bold"/>
    </style:style>
    <style:style style:name="P13" style:family="paragraph" style:parent-style-name="Standard">
      <style:paragraph-properties fo:line-height="100%"/>
      <style:text-properties officeooo:rsid="00142c40" officeooo:paragraph-rsid="0016f1f7"/>
    </style:style>
    <style:style style:name="P14" style:family="paragraph" style:parent-style-name="Standard">
      <style:paragraph-properties fo:line-height="100%" fo:text-align="justify" style:justify-single-word="false"/>
      <style:text-properties officeooo:rsid="00142c40" officeooo:paragraph-rsid="001b18a9" fo:background-color="transparent"/>
    </style:style>
    <style:style style:name="P15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2c40" officeooo:paragraph-rsid="001b18a9" style:text-blinking="false" fo:background-color="transparent" style:font-size-asian="12pt" style:font-size-complex="12pt"/>
    </style:style>
    <style:style style:name="P16" style:family="paragraph" style:parent-style-name="Standard">
      <style:paragraph-properties fo:line-height="100%"/>
      <style:text-properties style:font-name="Times New Roman1" fo:font-weight="bold" officeooo:rsid="0016f1f7" officeooo:paragraph-rsid="0016f1f7" fo:background-color="#ffff00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weight="bold" officeooo:rsid="000c91cc" fo:background-color="transparent" loext:char-shading-value="0" style:font-weight-asian="bold" style:font-weight-complex="bold"/>
    </style:style>
    <style:style style:name="T3" style:family="text">
      <style:text-properties style:font-name="Times New Roman1" fo:font-weight="bold" officeooo:rsid="000f06e1" fo:background-color="transparent" loext:char-shading-value="0" style:font-weight-asian="bold" style:font-weight-complex="bold"/>
    </style:style>
    <style:style style:name="T4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1" fo:font-style="italic" fo:font-weight="normal" officeooo:rsid="000c91cc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font-name="Times New Roman1" fo:font-weight="normal" style:font-weight-asian="normal" style:font-weight-complex="normal"/>
    </style:style>
    <style:style style:name="T7" style:family="text">
      <style:text-properties style:font-name="Times New Roman1" fo:font-weight="normal" officeooo:rsid="0017caa2" style:font-weight-asian="normal" style:font-weight-complex="normal"/>
    </style:style>
    <style:style style:name="T8" style:family="text">
      <style:text-properties style:font-name="Times New Roman1" fo:font-weight="normal" officeooo:rsid="000c91cc" fo:background-color="transparent" loext:char-shading-value="0" style:font-weight-asian="normal" style:font-weight-complex="normal"/>
    </style:style>
    <style:style style:name="T9" style:family="text">
      <style:text-properties style:font-name="Times New Roman1" fo:font-weight="normal" officeooo:rsid="001ebb08" fo:background-color="transparent" loext:char-shading-value="0" style:font-weight-asian="normal" style:font-weight-complex="normal"/>
    </style:style>
    <style:style style:name="T10" style:family="text">
      <style:text-properties style:font-name="Times New Roman1" officeooo:rsid="001b18a9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fo:font-weight="bold" officeooo:rsid="00280045" style:text-blinking="false" style:font-weight-asian="bold" style:font-weight-complex="bold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fo:font-weight="bold" officeooo:rsid="001fb649" style:text-blinking="false" style:font-weight-asian="bold" style:font-weight-complex="bold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fo:font-weight="bold" officeooo:rsid="00142c40" style:text-blinking="false" style:font-weight-asian="bold" style:font-weight-complex="bold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officeooo:rsid="0019eea3" style:text-blinking="false" style:font-weight-asian="normal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fo:font-weight="normal" officeooo:rsid="001ebb08" style:text-blinking="false" style:font-weight-asian="normal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style:text-underline-style="none" fo:font-weight="bold" officeooo:rsid="001787f7" style:text-blinking="false" style:font-weight-asian="bold" style:font-weight-complex="bold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style:text-underline-style="none" fo:font-weight="bold" officeooo:rsid="001a0d06" style:text-blinking="false" style:font-weight-asian="bold" style:font-weight-complex="bold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style:text-underline-style="none" fo:font-weight="bold" style:text-blinking="false" style:font-weight-asian="bold" style:font-weight-complex="bold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style:text-underline-style="none" fo:font-weight="bold" officeooo:rsid="001b18a9" style:text-blinking="false" style:font-weight-asian="bold" style:font-weight-complex="bold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style:font-weight-asian="normal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style:font-style-asian="italic" style:font-weight-asian="normal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style:font-style-asian="italic" style:font-weight-asian="normal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weight-asian="bold" style:font-weight-complex="bold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e65b4" style:text-blinking="false" style:font-weight-asian="bold" style:font-weight-complex="bold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1b8b4" style:text-blinking="false" style:font-weight-asian="bold" style:font-weight-complex="bold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42c40" style:text-blinking="false" style:font-weight-asian="bold" style:font-weight-complex="bold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9ac2" style:text-blinking="false" style:font-weight-asian="normal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117b" style:text-blinking="false" style:font-weight-asian="normal" style:font-weight-complex="normal" loext:padding="0in" loext:border="none"/>
    </style:style>
    <style:style style:name="T29" style:family="text">
      <style:text-properties fo:font-variant="normal" fo:text-transform="none" style:text-line-through-style="none" style:text-line-through-type="none" style:font-name="Times new roman" fo:font-style="normal" style:text-underline-style="none" officeooo:rsid="0024bc00" style:text-blinking="false" style:font-style-asian="normal" style:font-style-complex="normal" loext:padding="0in" loext:border="none"/>
    </style:style>
    <style:style style:name="T30" style:family="text">
      <style:text-properties fo:font-variant="normal" fo:text-transform="none" style:text-line-through-style="none" style:text-line-through-type="none" style:font-name="Times new roman" fo:font-style="normal" style:text-underline-style="none" style:text-blinking="false" style:font-style-asian="normal" style:font-style-complex="normal" loext:padding="0in" loext:border="none"/>
    </style:style>
    <style:style style:name="T31" style:family="text">
      <style:text-properties fo:font-variant="normal" fo:text-transform="none" style:text-line-through-style="none" style:text-line-through-type="none" style:font-name="Times new roman" fo:font-style="normal" style:text-underline-style="none" officeooo:rsid="001b18a9" style:text-blinking="false" style:font-style-asian="normal" style:font-style-complex="normal" loext:padding="0in" loext:border="none"/>
    </style:style>
    <style:style style:name="T32" style:family="text">
      <style:text-properties fo:font-variant="normal" fo:text-transform="none" style:text-line-through-style="none" style:text-line-through-type="none" style:font-name="Times new roman" fo:font-style="normal" style:text-underline-style="none" fo:font-weight="normal" officeooo:rsid="0024bc00" style:text-blinking="false" style:font-style-asian="normal" style:font-weight-asian="normal" style:font-style-complex="normal" style:font-weight-complex="normal" loext:padding="0in" loext:border="none"/>
    </style:style>
    <style:style style:name="T33" style:family="text">
      <style:text-properties fo:font-weight="normal" officeooo:rsid="00205f90" style:font-weight-asian="normal" style:font-weight-complex="normal" loext:padding="0in" loext:border="none"/>
    </style:style>
    <style:style style:name="T34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35" style:family="text">
      <style:text-properties style:font-name="Times new roman" fo:font-weight="bold" officeooo:rsid="0024bc00" style:font-style-asian="normal" style:font-weight-asian="bold" style:font-style-complex="normal" style:font-weight-complex="bold" loext:padding="0in" loext:border="none"/>
    </style:style>
    <style:style style:name="T36" style:family="text">
      <style:text-properties style:font-name="Times new roman" fo:font-weight="bold" officeooo:rsid="0020ed41" style:font-style-asian="normal" style:font-weight-asian="bold" style:font-style-complex="normal" style:font-weight-complex="bold" loext:padding="0in" loext:border="none"/>
    </style:style>
    <style:style style:name="T37" style:family="text">
      <style:text-properties style:font-name="Times new roman" fo:font-weight="bold" officeooo:rsid="002acc72" style:font-style-asian="normal" style:font-weight-asian="bold" style:font-style-complex="normal" style:font-weight-complex="bold" loext:padding="0in" loext:border="none"/>
    </style:style>
    <style:style style:name="T38" style:family="text">
      <style:text-properties style:font-name="Times new roman" fo:font-weight="bold" officeooo:rsid="001b18a9" style:font-style-asian="normal" style:font-weight-asian="bold" style:font-style-complex="normal" style:font-weight-complex="bold" loext:padding="0in" loext:border="none"/>
    </style:style>
    <style:style style:name="T39" style:family="text">
      <style:text-properties style:font-name="Times new roman" officeooo:rsid="0024bc00" style:font-weight-asian="normal" style:font-weight-complex="normal" loext:padding="0in" loext:border="none"/>
    </style:style>
    <style:style style:name="T40" style:family="text">
      <style:text-properties style:font-name="Times new roman" officeooo:rsid="00280045" style:font-weight-asian="normal" style:font-weight-complex="normal" loext:padding="0in" loext:border="none"/>
    </style:style>
    <style:style style:name="T41" style:family="text">
      <style:text-properties fo:font-weight="bold" officeooo:rsid="001787f7" style:font-weight-asian="bold" style:font-weight-complex="bold" loext:padding="0in" loext:border="none"/>
    </style:style>
    <style:style style:name="T42" style:family="text">
      <style:text-properties fo:font-weight="bold" officeooo:rsid="00215053" style:font-weight-asian="bold" style:font-weight-complex="bold" loext:padding="0in" loext:border="none"/>
    </style:style>
    <style:style style:name="T43" style:family="text">
      <style:text-properties fo:font-weight="bold" officeooo:rsid="002213cd" style:font-weight-asian="bold" style:font-weight-complex="bold" loext:padding="0in" loext:border="none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215c00" style:font-weight-asian="normal" style:font-weight-complex="normal" loext:padding="0in" loext:border="none"/>
    </style:style>
    <style:style style:name="T46" style:family="text">
      <style:text-properties officeooo:rsid="00205f90" style:font-weight-asian="normal" style:font-weight-complex="normal" loext:padding="0in" loext:border="none"/>
    </style:style>
    <style:style style:name="T47" style:family="text">
      <style:text-properties officeooo:rsid="0016f1f7" style:font-weight-asian="normal" style:font-weight-complex="normal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4">List of Supplementary material</text:span>:</text:p>
      <text:p text:style-name="P1"/>
      <text:p text:style-name="P6"><text:span text:style-name="T11">Supplementary Figure S</text:span><text:span text:style-name="T12">1</text:span><text:span text:style-name="T13">. <text:s/></text:span><text:span text:style-name="T14">Number of markers used for each analysis. </text:span><text:span text:style-name="T15">H</text:span><text:span text:style-name="T14">istogram of distribution, and raw data with smooth along hybrid index (HI). </text:span></text:p>
      <text:p text:style-name="P5"/>
      <text:p text:style-name="P3"><text:span text:style-name="T41">Supplementary Figure S</text:span><text:span text:style-name="T42">2</text:span><text:span text:style-name="T43">. </text:span><text:span text:style-name="T45">Distribution </text:span><text:span text:style-name="T46">of helminths </text:span><text:span text:style-name="T45">counts</text:span><text:span text:style-name="T46"> in all mice investigated for worms (N=585)</text:span></text:p>
      <text:p text:style-name="P4"/>
      <text:p text:style-name="P10"><text:span text:style-name="T46">Supplementary </text:span><text:span text:style-name="T47">Table</text:span><text:span text:style-name="T46"> S3. </text:span><text:span text:style-name="T33">Raw data</text:span></text:p>
      <text:p text:style-name="P7"/>
      <text:p text:style-name="P6"><text:span text:style-name="T23">S</text:span><text:span text:style-name="T24">upplementary Figure S</text:span><text:span text:style-name="T25">4</text:span><text:span text:style-name="T24">.</text:span><text:span text:style-name="T26"> <text:s/></text:span><text:span text:style-name="T27">Choice of distribution </text:span><text:span text:style-name="T28">for (positive) parasite loads (intensity)</text:span></text:p>
      <text:p text:style-name="P8"/>
      <text:p text:style-name="P13"><text:span text:style-name="T2">Supplementary Table S</text:span><text:span text:style-name="T3">5</text:span><text:span text:style-name="T2">. </text:span><text:span text:style-name="T8">Table of prevalence of pinworms and </text:span><text:span text:style-name="T5">Eimeria</text:span><text:span text:style-name="T8"> spp. by weight category </text:span><text:span text:style-name="T9">and sex</text:span><text:span text:style-name="T8">. </text:span></text:p>
      <text:p text:style-name="P16"/>
      <text:p text:style-name="P12"><text:span text:style-name="T1">Supplementary Table S</text:span><text:span text:style-name="T10">6</text:span><text:span text:style-name="T1">. </text:span><text:span text:style-name="T6">Contingency table </text:span><text:span text:style-name="T4">Eimeria</text:span><text:span text:style-name="T6">/pinworms presence/absence</text:span></text:p>
      <text:p text:style-name="P12"><text:span text:style-name="T6"/></text:p>
      <text:p text:style-name="P14"><text:span text:style-name="T16">Supplementary Figure </text:span><text:span text:style-name="T17">S</text:span><text:span text:style-name="T19">7</text:span><text:span text:style-name="T18">. </text:span><text:span text:style-name="T20">Probability of infection is constant and intensity of </text:span><text:span text:style-name="T21">Eimeria </text:span><text:span text:style-name="T22">ferrisi</text:span><text:span text:style-name="T20"> infection is reduced in hybrids.</text:span></text:p>
      <text:p text:style-name="P14"><text:span text:style-name="T20"/></text:p>
      <text:p text:style-name="P15"><text:span text:style-name="T35">Supplementary </text:span><text:span text:style-name="T36">Figure</text:span><text:span text:style-name="T35"> S</text:span><text:span text:style-name="T38">8</text:span><text:span text:style-name="T34">. </text:span><text:span text:style-name="T39">No decrease </text:span><text:span text:style-name="T40">or increase</text:span><text:span text:style-name="T39"> in mortality in more admixed mice.</text:span></text:p>
      <text:p text:style-name="P15"><text:span text:style-name="T39"/></text:p>
      <text:p text:style-name="P11"><text:span text:style-name="T29">Supplementary </text:span><text:span text:style-name="T30">Table S</text:span><text:span text:style-name="T31">9</text:span><text:span text:style-name="T30">.</text:span><text:span text:style-name="T32"> </text:span><text:span text:style-name="T6">Models </text:span><text:span text:style-name="T7">full</text:span><text:span text:style-name="T6"> parameters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Times New Roman" svg:font-family="'Times New Roman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8:43:36.909682042</meta:creation-date>
    <dc:date>2019-12-09T15:13:36.262265575</dc:date>
    <meta:editing-duration>PT34M29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116" meta:character-count="830" meta:non-whitespace-character-count="720"/>
  </office:meta>
</office:document-meta>
</file>